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62cm" fo:min-width="7.618cm" fo:padding-top="0.151cm" fo:padding-bottom="0.151cm" fo:padding-left="0.276cm" fo:padding-right="0.276cm" loext:decorative="false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82cm" fo:min-width="5.168cm" fo:padding-top="0.151cm" fo:padding-bottom="0.151cm" fo:padding-left="0.276cm" fo:padding-right="0.276cm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2.954cm" fo:min-width="8.501cm" fo:padding-top="0.151cm" fo:padding-bottom="0.151cm" fo:padding-left="0.276cm" fo:padding-right="0.276cm" draw:shadow="hidden" loext:decorative="false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75cm" fo:min-width="8.5cm" fo:padding-top="0.151cm" fo:padding-bottom="0.151cm" fo:padding-left="0.276cm" fo:padding-right="0.276cm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5cm" fo:min-width="9cm" fo:padding-top="0.151cm" fo:padding-bottom="0.151cm" fo:padding-left="0.276cm" fo:padding-right="0.276cm" loext:decorative="false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7" style:family="graphic" style:parent-style-name="objectwithoutfill">
      <style:graphic-properties svg:stroke-width="0.053cm" svg:stroke-color="#000000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cm" svg:height="2cm" svg:x="6cm" svg:y="1cm">
          <text:p text:style-name="P1">Начало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layer="layout" svg:width="9cm" svg:height="2.75cm" svg:x="6cm" svg:y="4.25cm">
          <text:p text:style-name="P1">Ввод start, end, step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gon draw:style-name="gr3" draw:text-style-name="P3" draw:layer="layout" svg:width="8.999cm" svg:height="3.249cm" svg:x="6cm" svg:y="8.25cm" svg:viewBox="0 0 9000 3250" draw:points="1791,0 7209,0 9000,647 9000,3250 0,3250 0,647">
          <text:p text:style-name="P1"><text:s/>x = begin, x &lt;= end</text:p>
        </draw:polygon>
        <draw:custom-shape draw:style-name="gr4" draw:text-style-name="P2" draw:layer="layout" svg:width="9cm" svg:height="3cm" svg:x="6cm" svg:y="12.75cm">
          <text:p text:style-name="P1">y = sin(x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2.75cm" svg:x="6cm" svg:y="17.25cm">
          <text:p text:style-name="P1">Вывод x, 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5" draw:text-style-name="P2" draw:layer="layout" svg:width="9.052cm" svg:height="3.302cm" svg:x="5.974cm" svg:y="21.224cm" svg:viewBox="0 0 9053 3303" svg:d="M1808 3301l-1791-646c-1-1-2-2-4-2-4-3-7-6-9-10-3-4-4-9-4-13v-2603c0-5 1-10 4-14 2-4 5-7 9-9 4-3 9-4 14-4h9000c4 0 9 1 13 4 4 2 7 5 9 9 3 4 4 9 4 14v2603c0 4-1 9-4 13-2 4-5 7-9 10-2 0-3 1-4 2l-1791 646c-3 1-6 2-9 2h-5418c-4 0-7-1-10-2z">
          <text:p text:style-name="P1">x += step</text:p>
        </draw:path>
        <draw:custom-shape draw:style-name="gr1" draw:text-style-name="P2" draw:layer="layout" svg:width="9cm" svg:height="2cm" svg:x="6cm" svg:y="25.5cm">
          <text:p text:style-name="P1">Конец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6" draw:text-style-name="P4" draw:layer="layout" svg:x1="10.5cm" svg:y1="3cm" svg:x2="10.5cm" svg:y2="4.25cm">
          <text:p/>
        </draw:line>
        <draw:line draw:style-name="gr7" draw:text-style-name="P4" draw:layer="layout" svg:x1="10.5cm" svg:y1="7cm" svg:x2="10.5cm" svg:y2="8.25cm">
          <text:p/>
        </draw:line>
        <draw:line draw:style-name="gr6" draw:text-style-name="P4" draw:layer="layout" svg:x1="10.5cm" svg:y1="11.5cm" svg:x2="10.5cm" svg:y2="12.75cm">
          <text:p/>
        </draw:line>
        <draw:line draw:style-name="gr6" draw:text-style-name="P4" draw:layer="layout" svg:x1="10.5cm" svg:y1="15.75cm" svg:x2="10.5cm" svg:y2="17.25cm">
          <text:p/>
        </draw:line>
        <draw:line draw:style-name="gr6" draw:text-style-name="P4" draw:layer="layout" svg:x1="10.5cm" svg:y1="20cm" svg:x2="10.5cm" svg:y2="21.25cm">
          <text:p/>
        </draw:line>
        <draw:line draw:style-name="gr6" draw:text-style-name="P4" draw:layer="layout" svg:x1="10.5cm" svg:y1="24.5cm" svg:x2="10.5cm" svg:y2="25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9:41:25.602687673</meta:creation-date>
    <dc:date>2024-09-24T20:31:13.830680540</dc:date>
    <meta:editing-duration>PT49M48S</meta:editing-duration>
    <meta:editing-cycles>1</meta:editing-cycles>
    <meta:document-statistic meta:object-count="13"/>
    <meta:generator>LibreOffice/7.6.3.2$MacOSX_AARCH64 LibreOffice_project/29d686fea9f6705b262d369fede658f824154cc0</meta:generator>
  </office:meta>
</office:document-meta>
</file>